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44">
        <text:h text:style-name="Heading_20_3" text:outline-level="3"><text:bookmark-start text:name="__RefHeading___Toc62924_1640206654"/><text:alphabetical-index-mark-start text:id="IMark120190988"/>Teile Text<text:bookmark-end text:name="__RefHeading___Toc62924_1640206654"/><text:alphabetical-index-mark-end text:id="IMark120190988"/></text:h>
        <text:p text:style-name="Textkörper_20_Einrückung_20_Organon">Bei Klick wird der aktuelle Text an der aktuellen Cursorposition getrennt und in zwei neue Texte aufgeteilt. </text:p>
        <text:p text:style-name="Textkörper_20_Einrückung_20_Organon"><text:span text:style-name="T1">Achtung</text:span>: Diese Funktion kann nicht rückgängig gemacht werden.</text:p>
        <text:p text:style-name="Textkörper_20_Einrückung_20_Organon">Wollen Sie zwei Texte wieder verbinden, müssen sie per Copy und Paste ineinander eingefügt werden. (Eine entsprechende Funktion ist geplant.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  <style:text-properties style:font-name="Liberation Serif1" fo:font-family="'Liberation Serif'" style:font-style-name="Standard" style:font-family-generic="roman" style:font-pitch="variable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9:06:02.148000000</dc:date>
    <meta:editing-duration>P0D</meta:editing-duration>
    <meta:editing-cycles>1</meta:editing-cycles>
    <meta:document-statistic meta:table-count="0" meta:image-count="0" meta:object-count="0" meta:page-count="1" meta:paragraph-count="4" meta:word-count="47" meta:character-count="321" meta:non-whitespace-character-count="277"/>
    <meta:generator>LibreOffice/5.0.4.2$Windows_x86 LibreOffice_project/2b9802c1994aa0b7dc6079e128979269cf95bc78</meta:generator>
  </office:meta>
</office:document-meta>
</file>